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E0000005A917F73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1" svg:font-family="Dingbats" style:font-adornments="Book" style:font-pitch="variable" style:font-charset="x-symbol"/>
    <style:font-face style:name="Dingbats" svg:font-family="Dingbats" style:font-adornments="Gras" style:font-pitch="variable" style:font-charset="x-symbol"/>
    <style:font-face style:name="StarSymbol1" svg:font-family="StarSymbol"/>
    <style:font-face style:name="FreeMono" svg:font-family="FreeMono" style:font-adornments="Gras" style:font-pitch="variable"/>
    <style:font-face style:name="HG Mincho Light J" svg:font-family="'HG Mincho Light J'" style:font-pitch="variable"/>
    <style:font-face style:name="Nimbus Roman No9 L1" svg:font-family="'Nimbus Roman No9 L'" style:font-adornments="Normal" style:font-pitch="variable"/>
    <style:font-face style:name="Nimbus Sans L1" svg:font-family="'Nimbus Sans L'" style:font-pitch="variable"/>
    <style:font-face style:name="FreeMono1"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au2" style:family="table">
      <style:table-properties style:width="17.501cm" table:align="margins"/>
    </style:style>
    <style:style style:name="Tableau2.A" style:family="table-column">
      <style:table-column-properties style:column-width="5.833cm" style:rel-column-width="21845*"/>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0.002cm solid #000000" fo:border-bottom="none">
        <style:background-image/>
      </style:table-cell-properties>
    </style:style>
    <style:style style:name="Tableau2.C2"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2.A3" style:family="table-cell">
      <style:table-cell-properties fo:padding="0.097cm" fo:border-left="0.002cm solid #000000" fo:border-right="none" fo:border-top="none" fo:border-bottom="none"/>
    </style:style>
    <style:style style:name="Tableau2.C3" style:family="table-cell">
      <style:table-cell-properties fo:padding="0.097cm" fo:border-left="0.002cm solid #000000" fo:border-right="0.002cm solid #000000" fo:border-top="none" fo:border-bottom="none"/>
    </style:style>
    <style:style style:name="Tableau2.A4" style:family="table-cell">
      <style:table-cell-properties fo:padding="0.097cm" fo:border-left="0.002cm solid #000000" fo:border-right="none" fo:border-top="none" fo:border-bottom="0.002cm solid #000000"/>
    </style:style>
    <style:style style:name="Tableau2.C4" style:family="table-cell">
      <style:table-cell-properties fo:padding="0.097cm" fo:border-left="0.002cm solid #000000" fo:border-right="0.002cm solid #000000" fo:border-top="none" fo:border-bottom="0.002cm solid #000000"/>
    </style:style>
    <style:style style:name="Tableau3" style:family="table">
      <style:table-properties style:width="17.501cm" table:align="margins"/>
    </style:style>
    <style:style style:name="Tableau3.A" style:family="table-column">
      <style:table-column-properties style:column-width="1.642cm" style:rel-column-width="6149*"/>
    </style:style>
    <style:style style:name="Tableau3.B" style:family="table-column">
      <style:table-column-properties style:column-width="2.566cm" style:rel-column-width="9611*"/>
    </style:style>
    <style:style style:name="Tableau3.C" style:family="table-column">
      <style:table-column-properties style:column-width="3.545cm" style:rel-column-width="13277*"/>
    </style:style>
    <style:style style:name="Tableau3.D" style:family="table-column">
      <style:table-column-properties style:column-width="9.747cm" style:rel-column-width="36498*"/>
    </style:style>
    <style:style style:name="Tableau3.A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eau3.A2" style:family="table-cell">
      <style:table-cell-properties fo:background-color="#e6e6e6" fo:padding="0.097cm" fo:border-left="0.002cm solid #000000" fo:border-right="none" fo:border-top="none" fo:border-bottom="0.002cm solid #000000">
        <style:background-image/>
      </style:table-cell-properties>
    </style:style>
    <style:style style:name="Tableau3.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3.A3" style:family="table-cell">
      <style:table-cell-properties fo:padding="0.097cm" fo:border-left="0.002cm solid #000000" fo:border-right="none" fo:border-top="none" fo:border-bottom="0.002cm solid #000000"/>
    </style:style>
    <style:style style:name="Tableau3.D3" style:family="table-cell">
      <style:table-cell-properties fo:padding="0.097cm" fo:border-left="0.002cm solid #000000" fo:border-right="0.002cm solid #000000" fo:border-top="none" fo:border-bottom="0.002cm solid #000000"/>
    </style:style>
    <style:style style:name="Tableau4" style:family="table">
      <style:table-properties style:width="17.501cm" table:align="margins"/>
    </style:style>
    <style:style style:name="Tableau4.A" style:family="table-column">
      <style:table-column-properties style:column-width="5.833cm" style:rel-column-width="21845*"/>
    </style:style>
    <style:style style:name="Tableau4.A1" style:family="table-cell">
      <style:table-cell-properties fo:background-color="#e6e6e6" fo:padding="0.097cm" fo:border="0.002cm solid #000000">
        <style:background-image/>
      </style:table-cell-properties>
    </style:style>
    <style:style style:name="Tableau4.A2" style:family="table-cell">
      <style:table-cell-properties fo:background-color="#e6e6e6" fo:padding="0.097cm" fo:border-left="0.002cm solid #000000" fo:border-right="none" fo:border-top="none" fo:border-bottom="0.002cm solid #000000">
        <style:background-image/>
      </style:table-cell-properties>
    </style:style>
    <style:style style:name="Tableau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4.A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24" style:family="table">
      <style:table-properties style:width="17.501cm" table:align="margins"/>
    </style:style>
    <style:style style:name="Tableau24.A" style:family="table-column">
      <style:table-column-properties style:column-width="3.464cm" style:rel-column-width="12974*"/>
    </style:style>
    <style:style style:name="Tableau24.B" style:family="table-column">
      <style:table-column-properties style:column-width="14.037cm" style:rel-column-width="52561*"/>
    </style:style>
    <style:style style:name="Tableau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4.B1" style:family="table-cell">
      <style:table-cell-properties fo:background-color="#e6e6e6"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8" style:family="table">
      <style:table-properties style:width="17.501cm" table:align="margins"/>
    </style:style>
    <style:style style:name="Tableau28.A" style:family="table-column">
      <style:table-column-properties style:column-width="3.464cm" style:rel-column-width="12974*"/>
    </style:style>
    <style:style style:name="Tableau28.B" style:family="table-column">
      <style:table-column-properties style:column-width="14.037cm" style:rel-column-width="52561*"/>
    </style:style>
    <style:style style:name="Tableau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8.B1" style:family="table-cell">
      <style:table-cell-properties fo:background-color="#e6e6e6" fo:padding="0.097cm" fo:border="0.002cm solid #000000">
        <style:background-image/>
      </style:table-cell-properties>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53" style:family="table">
      <style:table-properties style:width="17.501cm" table:align="margins"/>
    </style:style>
    <style:style style:name="Tableau53.A" style:family="table-column">
      <style:table-column-properties style:column-width="4.837cm" style:rel-column-width="18108*"/>
    </style:style>
    <style:style style:name="Tableau53.B" style:family="table-column">
      <style:table-column-properties style:column-width="12.665cm" style:rel-column-width="47427*"/>
    </style:style>
    <style:style style:name="Tableau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3.B1" style:family="table-cell">
      <style:table-cell-properties fo:background-color="#e6e6e6" fo:padding="0.097cm" fo:border="0.002cm solid #000000">
        <style:background-image/>
      </style:table-cell-properties>
    </style:style>
    <style:style style:name="Tableau53.A2" style:family="table-cell">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423cm" fo:text-align="center" style:justify-single-word="false" style:snap-to-layout-grid="false"/>
      <style:text-properties fo:language="fr" fo:country="FR" style:language-asian="fr" style:country-asian="FR"/>
    </style:style>
    <style:style style:name="P2" style:family="paragraph" style:parent-style-name="Header">
      <style:paragraph-properties fo:margin-top="0.212cm" fo:margin-bottom="0.423cm" fo:text-align="end" style:justify-single-word="false" style:snap-to-layout-grid="false"/>
    </style:style>
    <style:style style:name="P3" style:family="paragraph" style:parent-style-name="Header">
      <style:paragraph-properties fo:margin-top="0.212cm" fo:margin-bottom="0.423cm" fo:text-align="center" style:justify-single-word="false" style:snap-to-layout-grid="false"/>
      <style:text-properties fo:font-weight="bold" style:font-weight-asian="bold" style:font-weight-complex="bold"/>
    </style:style>
    <style:style style:name="P4" style:family="paragraph" style:parent-style-name="Header">
      <style:paragraph-properties fo:margin-top="0.212cm" fo:margin-bottom="0.423cm" fo:text-align="center" style:justify-single-word="false" style:snap-to-layout-grid="false"/>
      <style:text-properties fo:font-size="12pt" fo:font-weight="bold" style:font-size-asian="12pt" style:font-weight-asian="bold" style:font-size-complex="12pt" style:font-weight-complex="bold"/>
    </style:style>
    <style:style style:name="P5" style:family="paragraph" style:parent-style-name="Header">
      <style:paragraph-properties fo:margin-top="0.212cm" fo:margin-bottom="0.423cm" style:snap-to-layout-grid="false"/>
    </style:style>
    <style:style style:name="P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style>
    <style:style style:name="P12" style:family="paragraph" style:parent-style-name="Footer">
      <style:paragraph-properties fo:padding="0.074cm" fo:border-left="none" fo:border-right="none" fo:border-top="none" fo:border-bottom="0.002cm solid #000000" style:join-border="false"/>
    </style:style>
    <style:style style:name="P13" style:family="paragraph" style:parent-style-name="Table_20_Heading">
      <style:text-properties fo:font-size="10pt" style:font-size-asian="10pt" style:font-size-complex="10pt"/>
    </style:style>
    <style:style style:name="P14" style:family="paragraph" style:parent-style-name="Table_20_Heading">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Standard">
      <style:paragraph-properties fo:padding="0.049cm" fo:border="0.035cm solid #000000" style:shadow="#808080 0.049cm 0.049cm"/>
      <style:text-properties fo:font-size="20pt" style:font-size-asian="20pt" style:font-size-complex="20pt"/>
    </style:style>
    <style:style style:name="P18" style:family="paragraph" style:parent-style-name="Standard">
      <style:paragraph-properties fo:text-align="center" style:justify-single-word="false" fo:padding="0.049cm" fo:border="0.035cm solid #000000" style:shadow="#808080 0.049cm 0.049cm"/>
      <style:text-properties fo:font-size="20pt" style:font-size-asian="20pt" style:font-size-complex="20pt"/>
    </style:style>
    <style:style style:name="P19" style:family="paragraph" style:parent-style-name="Standard">
      <style:paragraph-properties fo:text-align="start" style:justify-single-word="false" fo:padding="0.049cm" fo:border="0.035cm solid #000000" style:shadow="#808080 0.049cm 0.049cm"/>
      <style:text-properties fo:font-size="20pt" style:font-size-asian="20pt" style:font-size-complex="20pt"/>
    </style:style>
    <style:style style:name="P20" style:family="paragraph" style:parent-style-name="Contents_20_1">
      <style:paragraph-properties>
        <style:tab-stops>
          <style:tab-stop style:position="17.501cm" style:type="right" style:leader-style="dotted" style:leader-text="."/>
        </style:tab-stops>
      </style:paragraph-properties>
    </style:style>
    <style:style style:name="P21" style:family="paragraph" style:parent-style-name="Contents_20_2">
      <style:paragraph-properties>
        <style:tab-stops>
          <style:tab-stop style:position="17.002cm" style:type="right" style:leader-style="dotted" style:leader-text="."/>
        </style:tab-stops>
      </style:paragraph-properties>
    </style:style>
    <style:style style:name="P22" style:family="paragraph" style:parent-style-name="Standard">
      <style:text-properties style:font-name="Nimbus Roman No9 L" style:font-name-asian="Dingbats" style:font-name-complex="Dingbats"/>
    </style:style>
    <style:style style:name="P23" style:family="paragraph" style:parent-style-name="Standard">
      <style:text-properties fo:background-color="#ffff00"/>
    </style:style>
    <style:style style:name="P24" style:family="paragraph" style:parent-style-name="Standard" style:list-style-name="L48"/>
    <style:style style:name="P25" style:family="paragraph" style:parent-style-name="Standard" style:list-style-name="L48"/>
    <style:style style:name="P26" style:family="paragraph" style:parent-style-name="Standard" style:list-style-name="L48"/>
    <style:style style:name="P27" style:family="paragraph" style:parent-style-name="Standard" style:list-style-name="L48"/>
    <style:style style:name="P28" style:family="paragraph" style:parent-style-name="Standard" style:list-style-name="L49"/>
    <style:style style:name="P29" style:family="paragraph" style:parent-style-name="Standard" style:list-style-name="L49"/>
    <style:style style:name="P30" style:family="paragraph" style:parent-style-name="Standard" style:list-style-name="L49"/>
    <style:style style:name="P31" style:family="paragraph" style:parent-style-name="Standard" style:list-style-name="L49"/>
    <style:style style:name="P32" style:family="paragraph" style:parent-style-name="Standard" style:list-style-name="L49"/>
    <style:style style:name="P33" style:family="paragraph" style:parent-style-name="Standard" style:list-style-name="L49"/>
    <style:style style:name="P34" style:family="paragraph" style:parent-style-name="Standard" style:list-style-name="L49"/>
    <style:style style:name="P35" style:family="paragraph" style:parent-style-name="Standard" style:list-style-name="L49"/>
    <style:style style:name="P36" style:family="paragraph" style:parent-style-name="Standard" style:list-style-name="L49"/>
    <style:style style:name="P37" style:family="paragraph" style:parent-style-name="Standard" style:list-style-name="L50"/>
    <style:style style:name="P38" style:family="paragraph" style:parent-style-name="Standard" style:list-style-name="L50"/>
    <style:style style:name="P39" style:family="paragraph" style:parent-style-name="Standard" style:list-style-name="L50"/>
    <style:style style:name="P40" style:family="paragraph" style:parent-style-name="Standard" style:list-style-name="L51"/>
    <style:style style:name="P41" style:family="paragraph" style:parent-style-name="Standard" style:list-style-name="L51"/>
    <style:style style:name="P42" style:family="paragraph" style:parent-style-name="Standard" style:list-style-name="L49"/>
    <style:style style:name="P43" style:family="paragraph" style:parent-style-name="Standard" style:list-style-name="L50"/>
    <style:style style:name="P44" style:family="paragraph" style:parent-style-name="Standard" style:list-style-name="L51"/>
    <style:style style:name="P45" style:family="paragraph" style:parent-style-name="Standard" style:list-style-name="L52"/>
    <style:style style:name="P46" style:family="paragraph" style:parent-style-name="Standard" style:list-style-name="L52"/>
    <style:style style:name="P47" style:family="paragraph" style:parent-style-name="Standard" style:list-style-name="L52"/>
    <style:style style:name="P48" style:family="paragraph" style:parent-style-name="Standard" style:list-style-name="L52"/>
    <style:style style:name="P49" style:family="paragraph" style:parent-style-name="Standard" style:list-style-name="L51"/>
    <style:style style:name="P50" style:family="paragraph" style:parent-style-name="Standard" style:list-style-name="L51"/>
    <style:style style:name="P51" style:family="paragraph" style:parent-style-name="Standard" style:list-style-name="L53"/>
    <style:style style:name="P52" style:family="paragraph" style:parent-style-name="Standard" style:list-style-name="L53"/>
    <style:style style:name="P53" style:family="paragraph" style:parent-style-name="Standard" style:list-style-name="L54"/>
    <style:style style:name="P54" style:family="paragraph" style:parent-style-name="Standard" style:list-style-name="L54"/>
    <style:style style:name="P55" style:family="paragraph" style:parent-style-name="Standard" style:list-style-name="L54"/>
    <style:style style:name="P56" style:family="paragraph" style:parent-style-name="Standard" style:list-style-name="L55"/>
    <style:style style:name="P57" style:family="paragraph" style:parent-style-name="Standard" style:list-style-name="L55"/>
    <style:style style:name="P58" style:family="paragraph" style:parent-style-name="Standard" style:list-style-name="L56"/>
    <style:style style:name="P59" style:family="paragraph" style:parent-style-name="Standard" style:list-style-name="L56"/>
    <style:style style:name="P60" style:family="paragraph" style:parent-style-name="Standard" style:list-style-name="L56"/>
    <style:style style:name="P61" style:family="paragraph" style:parent-style-name="Table_20_Contents">
      <style:paragraph-properties fo:text-align="center" style:justify-single-word="false"/>
      <style:text-properties fo:font-size="10pt" style:font-size-asian="10pt"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number-columns-repeated="3"/>
        <table:table-header-rows>
          <table:table-row>
            <table:table-cell table:style-name="Tableau2.A1" office:value-type="string">
              <text:p text:style-name="P13">SIAT (visa rédaction)</text:p>
            </table:table-cell>
            <table:table-cell table:style-name="Tableau2.A1" office:value-type="string">
              <text:p text:style-name="P13">SIAT (visa vérification)</text:p>
            </table:table-cell>
            <table:table-cell table:style-name="Tableau2.C1" office:value-type="string">
              <text:p text:style-name="P13">SIAT (visa approbation)</text:p>
            </table:table-cell>
          </table:table-row>
        </table:table-header-rows>
        <table:table-row>
          <table:table-cell table:style-name="Tableau2.A2" office:value-type="string">
            <text:p text:style-name="P8">X.GAILLARD</text:p>
          </table:table-cell>
          <table:table-cell table:style-name="Tableau2.A2" office:value-type="string">
            <text:p text:style-name="P7"/>
          </table:table-cell>
          <table:table-cell table:style-name="Tableau2.C2" office:value-type="string">
            <text:p text:style-name="P7"/>
          </table:table-cell>
        </table:table-row>
        <table:table-row>
          <table:table-cell table:style-name="Tableau2.A3" office:value-type="string">
            <text:p text:style-name="Table_20_Contents"/>
            <text:p text:style-name="Table_20_Contents"/>
          </table:table-cell>
          <table:table-cell table:style-name="Tableau2.A3" office:value-type="string">
            <text:p text:style-name="Table_20_Contents"/>
          </table:table-cell>
          <table:table-cell table:style-name="Tableau2.C3" office:value-type="string">
            <text:p text:style-name="Table_20_Contents"/>
          </table:table-cell>
        </table:table-row>
        <table:table-row>
          <table:table-cell table:style-name="Tableau2.A4" office:value-type="string">
            <text:p text:style-name="Table_20_Contents"/>
          </table:table-cell>
          <table:table-cell table:style-name="Tableau2.A4" office:value-type="string">
            <text:p text:style-name="Table_20_Contents"/>
          </table:table-cell>
          <table:table-cell table:style-name="Tableau2.C4" office:value-type="string">
            <text:p text:style-name="Table_20_Contents"/>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table:number-columns-spanned="4" office:value-type="string">
              <text:p text:style-name="P14">Suivi des modifications</text:p>
            </table:table-cell>
            <table:covered-table-cell/>
            <table:covered-table-cell/>
            <table:covered-table-cell/>
          </table:table-row>
        </table:table-header-rows>
        <table:table-row>
          <table:table-cell table:style-name="Tableau3.A2" office:value-type="string">
            <text:p text:style-name="P9">Version</text:p>
          </table:table-cell>
          <table:table-cell table:style-name="Tableau3.A2" office:value-type="string">
            <text:p text:style-name="P9">Date</text:p>
          </table:table-cell>
          <table:table-cell table:style-name="Tableau3.A2" office:value-type="string">
            <text:p text:style-name="P9">Rédacteur</text:p>
          </table:table-cell>
          <table:table-cell table:style-name="Tableau3.D2" office:value-type="string">
            <text:p text:style-name="P9">Objet</text:p>
          </table:table-cell>
        </table:table-row>
        <table:table-row>
          <table:table-cell table:style-name="Tableau3.A3" office:value-type="string">
            <text:p text:style-name="P8">0.1</text:p>
          </table:table-cell>
          <table:table-cell table:style-name="Tableau3.A3" office:value-type="string">
            <text:p text:style-name="P8">17/06/08</text:p>
          </table:table-cell>
          <table:table-cell table:style-name="Tableau3.A3" office:value-type="string">
            <text:p text:style-name="P8">X.Gaillard</text:p>
          </table:table-cell>
          <table:table-cell table:style-name="Tableau3.D3" office:value-type="string">
            <text:p text:style-name="P7">Version initiale</text:p>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row>
          <table:table-cell table:style-name="Tableau3.A3" office:value-type="string">
            <text:p text:style-name="P8"/>
          </table:table-cell>
          <table:table-cell table:style-name="Tableau3.A3" office:value-type="string">
            <text:p text:style-name="P8"/>
          </table:table-cell>
          <table:table-cell table:style-name="Tableau3.A3" office:value-type="string">
            <text:p text:style-name="P8"/>
          </table:table-cell>
          <table:table-cell table:style-name="Tableau3.D3" office:value-type="string">
            <text:p text:style-name="P7"/>
          </table:table-cell>
        </table:table-row>
      </table:table>
      <text:p text:style-name="Standard"/>
      <text:p text:style-name="Standard"/>
      <table:table table:name="Tableau4" table:style-name="Tableau4">
        <table:table-column table:style-name="Tableau4.A" table:number-columns-repeated="3"/>
        <table:table-header-rows>
          <table:table-row>
            <table:table-cell table:style-name="Tableau4.A1" table:number-columns-spanned="3" office:value-type="string">
              <text:p text:style-name="P13">Liste de diffusion externe</text:p>
            </table:table-cell>
            <table:covered-table-cell/>
            <table:covered-table-cell/>
          </table:table-row>
        </table:table-header-rows>
        <table:table-row>
          <table:table-cell table:style-name="Tableau4.A2" office:value-type="string">
            <text:p text:style-name="P9">Société</text:p>
          </table:table-cell>
          <table:table-cell table:style-name="Tableau4.A2" office:value-type="string">
            <text:p text:style-name="P9">Destinataire</text:p>
          </table:table-cell>
          <table:table-cell table:style-name="Tableau4.C2" office:value-type="string">
            <text:p text:style-name="P9">Exemplaires</text:p>
          </table:table-cell>
        </table:table-row>
        <table:table-row>
          <table:table-cell table:style-name="Tableau4.A3" office:value-type="string">
            <text:p text:style-name="P8"/>
          </table:table-cell>
          <table:table-cell table:style-name="Tableau4.A3" office:value-type="string">
            <text:p text:style-name="P8"/>
          </table:table-cell>
          <table:table-cell table:style-name="Tableau4.C3" office:value-type="string">
            <text:p text:style-name="P8"/>
          </table:table-cell>
        </table:table-row>
        <table:table-row>
          <table:table-cell table:style-name="Tableau4.A3" office:value-type="string">
            <text:p text:style-name="P8"/>
          </table:table-cell>
          <table:table-cell table:style-name="Tableau4.A3" office:value-type="string">
            <text:p text:style-name="P8"/>
          </table:table-cell>
          <table:table-cell table:style-name="Tableau4.C3" office:value-type="string">
            <text:p text:style-name="P8"/>
          </table:table-cell>
        </table:table-row>
        <table:table-row>
          <table:table-cell table:style-name="Tableau4.A3" office:value-type="string">
            <text:p text:style-name="P8"/>
          </table:table-cell>
          <table:table-cell table:style-name="Tableau4.A3" office:value-type="string">
            <text:p text:style-name="P8"/>
          </table:table-cell>
          <table:table-cell table:style-name="Tableau4.C3" office:value-type="string">
            <text:p text:style-name="P8"/>
          </table:table-cell>
        </table:table-row>
        <table:table-row>
          <table:table-cell table:style-name="Tableau4.A3" office:value-type="string">
            <text:p text:style-name="P8"/>
          </table:table-cell>
          <table:table-cell table:style-name="Tableau4.A3" office:value-type="string">
            <text:p text:style-name="P8"/>
          </table:table-cell>
          <table:table-cell table:style-name="Tableau4.C3" office:value-type="string">
            <text:p text:style-name="P8"/>
          </table:table-cell>
        </table:table-row>
        <table:table-row>
          <table:table-cell table:style-name="Tableau4.A3" office:value-type="string">
            <text:p text:style-name="P8"/>
          </table:table-cell>
          <table:table-cell table:style-name="Tableau4.A3" office:value-type="string">
            <text:p text:style-name="P8"/>
          </table:table-cell>
          <table:table-cell table:style-name="Tableau4.C3" office:value-type="string">
            <text:p text:style-name="P8"/>
          </table:table-cell>
        </table:table-row>
      </table:table>
      <text:p text:style-name="Standard"/>
      <text:p text:style-name="Standard"/>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8">Station LUMINANCE Signalisation</text:p>
      <text:p text:style-name="P18">Dossier de conception</text:p>
      <text:p text:style-name="P19"/>
      <text:p text:style-name="Standard"/>
      <text:p text:style-name="Standard"/>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P16">Table des matières</text:p>
          </text:index-title>
          <text:p text:style-name="P20">1 <text:s text:c="2"/>Introduction<text:tab/>5</text:p>
          <text:p text:style-name="P21">1.1 <text:s text:c="2"/>Conventions syntaxiques<text:tab/>5</text:p>
          <text:p text:style-name="P21">1.2 <text:s text:c="2"/>Termes et abréviations utilisés<text:tab/>5</text:p>
          <text:p text:style-name="P21">1.3 <text:s text:c="2"/>Bibliographie<text:tab/>5</text:p>
          <text:p text:style-name="P20">2 <text:s text:c="2"/>Préambule<text:tab/>7</text:p>
          <text:p text:style-name="P21">2.1 <text:s text:c="2"/>Mode LCR classe 3 « étendu »<text:tab/>7</text:p>
          <text:p text:style-name="P21">2.2 <text:s text:c="2"/>Paramètres de commande génériques<text:tab/>7</text:p>
          <text:p text:style-name="P21">2.3 <text:s text:c="2"/>Identifiants<text:tab/>7</text:p>
          <text:p text:style-name="P21">2.4 <text:s text:c="2"/>Liste des commandes<text:tab/>9</text:p>
          <text:p text:style-name="P20">3 <text:s text:c="2"/>Détail des commandes<text:tab/>11</text:p>
          <text:p text:style-name="P21">3.1 <text:s text:c="2"/>ACT<text:tab/>12</text:p>
          <text:p text:style-name="P21">3.2 <text:s text:c="2"/>AI<text:tab/>14</text:p>
          <text:p text:style-name="P21">3.3 <text:s text:c="2"/>BI<text:tab/>16</text:p>
          <text:p text:style-name="P21">3.4 <text:s text:c="2"/>B@<text:tab/>19</text:p>
          <text:p text:style-name="P21">3.5 <text:s text:c="2"/>CF*<text:tab/>22</text:p>
          <text:p text:style-name="P21">3.6 <text:s text:c="2"/>CFA<text:tab/>23</text:p>
          <text:p text:style-name="P21">3.7 <text:s text:c="2"/>CFAC<text:tab/>25</text:p>
          <text:p text:style-name="P21">3.8 <text:s text:c="2"/>CFAL<text:tab/>26</text:p>
          <text:p text:style-name="P21">3.9 <text:s text:c="2"/>CFC<text:tab/>28</text:p>
          <text:p text:style-name="P21">3.10 <text:s text:c="2"/>CFDD<text:tab/>30</text:p>
          <text:p text:style-name="P21">3.11 <text:s text:c="2"/>CFF<text:tab/>31</text:p>
          <text:p text:style-name="P21">3.12 <text:s text:c="2"/>CFID<text:tab/>33</text:p>
          <text:p text:style-name="P21">3.13 <text:s text:c="2"/>CFLD<text:tab/>35</text:p>
          <text:p text:style-name="P21">3.14 <text:s text:c="2"/>CFLT<text:tab/>36</text:p>
          <text:p text:style-name="P21">3.15 <text:s text:c="2"/>CFMF<text:tab/>38</text:p>
          <text:p text:style-name="P21">3.16 <text:s text:c="2"/>CFPU<text:tab/>41</text:p>
          <text:p text:style-name="P21">3.17 <text:s text:c="2"/>CFS<text:tab/>42</text:p>
          <text:p text:style-name="P21">3.18 <text:s text:c="2"/>CFV<text:tab/>44</text:p>
          <text:p text:style-name="P21">3.19 <text:s text:c="2"/>DT<text:tab/>45</text:p>
          <text:p text:style-name="P21">3.20 <text:s text:c="2"/>ID et FIN<text:tab/>46</text:p>
          <text:p text:style-name="P21">3.21 <text:s text:c="2"/>INIT<text:tab/>48</text:p>
          <text:p text:style-name="P21">3.22 <text:s text:c="2"/>MI<text:tab/>49</text:p>
          <text:p text:style-name="P21">3.23 <text:s text:c="2"/>M@<text:tab/>51</text:p>
          <text:p text:style-name="P21">3.24 <text:s text:c="2"/>SET<text:tab/>53</text:p>
          <text:p text:style-name="P21">3.25 <text:s text:c="2"/>SETU<text:tab/>54</text:p>
          <text:p text:style-name="P21">3.26 <text:s text:c="2"/>ST<text:tab/>56</text:p>
          <text:p text:style-name="P21">3.27 <text:s text:c="2"/>ST AL<text:tab/>59</text:p>
          <text:p text:style-name="P21">3.28 <text:s text:c="2"/>ST LCOM<text:tab/>61</text:p>
          <text:p text:style-name="P21">3.29 <text:s text:c="2"/>ST V<text:tab/>62</text:p>
          <text:p text:style-name="P21">3.30 <text:s text:c="2"/>TRACE<text:tab/>63</text:p>
          <text:p text:style-name="P21">3.31 <text:s text:c="2"/>VA<text:tab/>65</text:p>
          <text:p text:style-name="P21"><text:soft-page-break/>3.32 <text:s text:c="2"/>VT<text:tab/>67</text:p>
          <text:p text:style-name="P21">3.33 <text:s text:c="2"/>X<text:tab/>68</text:p>
          <text:p text:style-name="P20">4 <text:s text:c="2"/>Commandes constructeur<text:tab/>69</text:p>
          <text:p text:style-name="P21">4.1 <text:s text:c="2"/>TST D<text:tab/>69</text:p>
          <text:p text:style-name="P21">4.2 <text:s text:c="2"/>TST ETH<text:tab/>72</text:p>
          <text:p text:style-name="P21">4.3 <text:s text:c="2"/>TST LOG<text:tab/>73</text:p>
          <text:p text:style-name="P21">4.4 <text:s text:c="2"/>TST LSIM<text:tab/>74</text:p>
          <text:p text:style-name="P21">4.5 <text:s text:c="2"/>TST MI et TST M@<text:tab/>76</text:p>
          <text:p text:style-name="P21">4.6 <text:s text:c="2"/>TST SETU<text:tab/>77</text:p>
          <text:p text:style-name="P21">4.7 <text:s text:c="2"/>TST STR<text:tab/>79</text:p>
          <text:p text:style-name="P21">4.8 <text:s text:c="2"/>TST VERSION<text:tab/>80</text:p>
          <text:p text:style-name="P21">4.9 <text:s text:c="2"/>TST ZONE<text:tab/>81</text:p>
          <text:p text:style-name="P20">5 <text:s text:c="2"/>Annexe 1 : Natures de mesures<text:tab/>82</text:p>
          <text:p text:style-name="P21">5.1 <text:s text:c="2"/>Natures de mesures individuelles<text:tab/>82</text:p>
          <text:p text:style-name="P21">5.2 <text:s text:c="2"/>Natures de mesures agrégées<text:tab/>83</text:p>
          <text:p text:style-name="P20">6 <text:s text:c="2"/>Annexe 2 : catégories<text:tab/>85</text:p>
          <text:p text:style-name="P21">6.1 <text:s text:c="2"/>Catégories de véhicules<text:tab/>85</text:p>
          <text:p text:style-name="P21">6.2 <text:s text:c="2"/>Catégories d'essieux<text:tab/>86</text:p>
          <text:p text:style-name="P20">7 <text:s text:c="2"/>Annexe 3 : Jeux de caractères<text:tab/>87</text:p>
        </text:index-body>
      </text:table-of-content>
      <text:h text:style-name="Heading_20_1" text:outline-level="1">Introduction</text:h>
      <text:p text:style-name="Standard">Ce document a pour objet de décrire les principes de conception qui ont été utilisés pour développer l'application LUMINANCE/Signalisation utilisée dans le cadre du pilotage des panneaux de l'axe A115.</text:p>
      <text:h text:style-name="Heading_20_2" text:outline-level="2">Conventions syntaxiques</text:h>
      <text:p text:style-name="Standard">La syntaxe des commandes décrite dans ce document obéit aux règles de notations suivantes :</text:p>
      <text:p text:style-name="Standard"/>
      <table:table table:name="Tableau24" table:style-name="Tableau24">
        <table:table-column table:style-name="Tableau24.A"/>
        <table:table-column table:style-name="Tableau24.B"/>
        <table:table-header-rows>
          <table:table-row>
            <table:table-cell table:style-name="Tableau24.A1" office:value-type="string">
              <text:p text:style-name="Table_20_Heading">Notation</text:p>
            </table:table-cell>
            <table:table-cell table:style-name="Tableau24.B1" office:value-type="string">
              <text:p text:style-name="Table_20_Heading">Description</text:p>
            </table:table-cell>
          </table:table-row>
        </table:table-header-rows>
        <table:table-row>
          <table:table-cell table:style-name="Tableau24.A2" office:value-type="string">
            <text:p text:style-name="P10"/>
          </table:table-cell>
          <table:table-cell table:style-name="Tableau24.B2" office:value-type="string">
            <text:p text:style-name="Table_20_Contents"/>
          </table:table-cell>
        </table:table-row>
      </table:table>
      <text:p text:style-name="P22"/>
      <text:h text:style-name="Heading_20_2" text:outline-level="2">Termes et abréviations utilisés</text:h>
      <text:p text:style-name="Standard">Ce document utilise les termes et abréviations suivantes :</text:p>
      <text:p text:style-name="Standard"/>
      <table:table table:name="Tableau28" table:style-name="Tableau28">
        <table:table-column table:style-name="Tableau28.A"/>
        <table:table-column table:style-name="Tableau28.B"/>
        <table:table-header-rows>
          <table:table-row>
            <table:table-cell table:style-name="Tableau28.A1" office:value-type="string">
              <text:p text:style-name="Table_20_Heading">Terme</text:p>
            </table:table-cell>
            <table:table-cell table:style-name="Tableau28.B1" office:value-type="string">
              <text:p text:style-name="Table_20_Heading">Description</text:p>
            </table:table-cell>
          </table:table-row>
        </table:table-header-rows>
        <table:table-row>
          <table:table-cell table:style-name="Tableau28.A2" office:value-type="string">
            <text:p text:style-name="P11">Luminance</text:p>
          </table:table-cell>
          <table:table-cell table:style-name="Tableau28.B2" office:value-type="string">
            <text:p text:style-name="Table_20_Contents">Protocole de communication utilisé entre les éléments du panneau et la station de pilotage</text:p>
          </table:table-cell>
        </table:table-row>
        <table:table-row>
          <table:table-cell table:style-name="Tableau28.A2" office:value-type="string">
            <text:p text:style-name="P11">ftp</text:p>
          </table:table-cell>
          <table:table-cell table:style-name="Tableau28.B2" office:value-type="string">
            <text:p text:style-name="Table_20_Contents">File Transfert Protocol : protocole de transfert de fichier sur IP.</text:p>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row>
          <table:table-cell table:style-name="Tableau28.A2" office:value-type="string">
            <text:p text:style-name="P11"/>
          </table:table-cell>
          <table:table-cell table:style-name="Tableau28.B2" office:value-type="string">
            <text:p text:style-name="Table_20_Contents"/>
          </table:table-cell>
        </table:table-row>
      </table:table>
      <text:p text:style-name="Standard"/>
      <text:h text:style-name="Heading_20_2" text:outline-level="2">Bibliographie</text:h>
      <table:table table:name="Tableau53" table:style-name="Tableau53">
        <table:table-column table:style-name="Tableau53.A"/>
        <table:table-column table:style-name="Tableau53.B"/>
        <table:table-header-rows>
          <table:table-row>
            <table:table-cell table:style-name="Tableau53.A1" office:value-type="string">
              <text:p text:style-name="Table_20_Heading">Référence</text:p>
            </table:table-cell>
            <table:table-cell table:style-name="Tableau53.B1" office:value-type="string">
              <text:p text:style-name="Table_20_Heading">Description</text:p>
            </table:table-cell>
          </table:table-row>
        </table:table-header-rows>
        <table:table-row>
          <table:table-cell table:style-name="Tableau53.A2" office:value-type="string">
            <text:p text:style-name="Table_20_Contents">Norme française NF P 99-340</text:p>
          </table:table-cell>
          <table:table-cell table:style-name="Tableau53.B2" office:value-type="string">
            <text:p text:style-name="Table_20_Contents">Information et exploitation routière - Langage de commande routier – Règles générales et bibliothèques</text:p>
          </table:table-cell>
        </table:table-row>
        <table:table-row>
          <table:table-cell table:style-name="Tableau53.A2" office:value-type="string">
            <text:p text:style-name="Table_20_Contents"/>
          </table:table-cell>
          <table:table-cell table:style-name="Tableau53.B2" office:value-type="string">
            <text:p text:style-name="Table_20_Contents"/>
          </table:table-cell>
        </table:table-row>
      </table:table>
      <text:p text:style-name="P23"/>
      <text:h text:style-name="Heading_20_1" text:outline-level="1">Préambule</text:h>
      <text:p text:style-name="Standard">Il est important de considérer que la présente application a été développée sur la base de l'application de signalisation dite PMVA12 qui fonctionnait initialement sur un système vxWorks qui elle même s'est inspiré de l'application Signalisation LCR fonctionnant sur la carte CPU332.</text:p>
      <text:p text:style-name="Standard">De plus, les travaux réalisés sur le PMV Luminance BSC ont largement été réutilisés pour toute la partie pilotage du panneau.</text:p>
      <text:p text:style-name="Standard">Il en découle que la conception du produit a été largement contrainte par cet historique.</text:p>
      <text:h text:style-name="Heading_20_1" text:outline-level="1">Les éxigences</text:h>
      <text:p text:style-name="Standard">L'objet du paragraphe est de listé quelques unes des contraintes du produit et d'ébaucher une réponse technique pour leur réalisation.</text:p>
      <text:h text:style-name="Heading_20_2" text:outline-level="2">Le module de délestage</text:h>
      <text:p text:style-name="Standard">La mise sous tension des éléments du panneau passe par l'utilisation d'un module de délestage.</text:p>
      <text:p text:style-name="Standard">Par défaut, au démarrage de la station, le panneau est délesté. Une commande de lestage doit alors être passée afin de mettre sous tension les éléments du panneau (cartes "afficheur", cartes de luminosité).</text:p>
      <text:p text:style-name="Standard">Pour rappel, sur le panneau Luminance BSC, cette fonction s'apparente à la commande H.</text:p>
      <text:h text:style-name="Heading_20_2" text:outline-level="2">Configuration des modules</text:h>
      <text:p text:style-name="Standard">Les panneaux d'affichage sur Sirius Ouest sont composés uniquement de lignes alphanumériques. Ces lignes sont par contre organisées en modules et sous modules.</text:p>
      <text:p text:style-name="Standard">Un panneau de trois lignes de 18 caractères comporte ainsi les modules suivants :</text:p>
      <text:list text:style-name="L48">
        <text:list-item>
          <text:p text:style-name="P24">1.1 première ligne d'affichage</text:p>
        </text:list-item>
        <text:list-item>
          <text:p text:style-name="P24">1.2 seconde ligne d'affichage,</text:p>
        </text:list-item>
        <text:list-item>
          <text:p text:style-name="P24">1.8 troisième ligne d'affichage,</text:p>
        </text:list-item>
        <text:list-item>
          <text:p text:style-name="P24">9.0 module de délestage.</text:p>
        </text:list-item>
      </text:list>
      <text:p text:style-name="Standard">Pour gérer la configuration, les structures de données seront calquées sur celles qui étaient utilisées pour l'application LON à savoir une liste de modules comportant chacun liste de caisson.</text:p>
      <text:p text:style-name="Standard">L'organisation en plusieurs modules d'affichage est différente de l'organisation utilisée pour le PMV Luminance BSC.</text:p>
      <text:p text:style-name="Standard">Pour la gestion de la configuration des modules, une commande LCR propriétaire sera utilisé. Le nom de la commande et la syntaxe s'inspireront de l'existant. </text:p>
      <text:h text:style-name="Heading_20_2" text:outline-level="2">Configuration des polices de caractères</text:h>
      <text:p text:style-name="Standard">La police de caractères utilisée par l'application sera configurable par une commande LCR propriétaire. Cette commande permettra de configurer chacun des caractères utilisés dans le jeu de commande.</text:p>
      <text:p text:style-name="Standard">La commande de lecture permettra de visualiser la totalité des caractères utilisés.</text:p>
      <text:p text:style-name="Standard">Attention, il ne s'agit pas d'une exigence mais d'une fonctionnalité existante qui sera adaptée.</text:p>
      <text:h text:style-name="Heading_20_2" text:outline-level="2">Test du panneau</text:h>
      <text:p text:style-name="Standard"/>
      <text:h text:style-name="Heading_20_2" text:outline-level="2">Alerte température</text:h>
      <text:p text:style-name="Standard"/>
      <text:h text:style-name="Heading_20_2" text:outline-level="2"><text:soft-page-break/>Téléchargement d'application</text:h>
      <text:h text:style-name="Heading_20_1" text:outline-level="1">Description des modules de l'application</text:h>
      <text:p text:style-name="Standard">Dans l'application, il est possible de distinguer les modules suivants :</text:p>
      <text:list text:style-name="L49">
        <text:list-item>
          <text:p text:style-name="P28">Le module de gestion des taches (superviseur) qui a en charge le lancement des taches et le contrôle du bon fonctionnement de celles ci,</text:p>
        </text:list-item>
        <text:list-item>
          <text:p text:style-name="P28">Les modules de gestion du dialogue :</text:p>
          <text:list>
            <text:list-item>
              <text:p text:style-name="P28">Gestion du dialogue LCR par liaison série,</text:p>
            </text:list-item>
            <text:list-item>
              <text:p text:style-name="P28">Gestion du dialogue par WorldFip,</text:p>
            </text:list-item>
            <text:list-item>
              <text:p text:style-name="P28">Gestion du dialogue IP.</text:p>
            </text:list-item>
          </text:list>
        </text:list-item>
        <text:list-item>
          <text:p text:style-name="P28">Le module d'analyse LCR,</text:p>
        </text:list-item>
        <text:list-item>
          <text:p text:style-name="P28">Le module de traitement luminance,</text:p>
        </text:list-item>
        <text:list-item>
          <text:p text:style-name="P28">Le module de gestion de la configuration.</text:p>
        </text:list-item>
        <text:list-item>
          <text:p text:style-name="P28">Le module de gestion applicatif.</text:p>
        </text:list-item>
        <text:list-item>
          <text:p text:style-name="P28">Le module de gestion WorldFip.</text:p>
        </text:list-item>
      </text:list>
      <text:p text:style-name="Standard">Ces modules s'appuient sur des modules de base offrant les services élémentaires :</text:p>
      <text:list text:style-name="L50">
        <text:list-item>
          <text:p text:style-name="P37">Gestion du séquencement,</text:p>
        </text:list-item>
        <text:list-item>
          <text:p text:style-name="P37">Gestion des sémaphores,</text:p>
        </text:list-item>
        <text:list-item>
          <text:p text:style-name="P37">Gestion des files (pipe).</text:p>
        </text:list-item>
        <text:list-item>
          <text:p text:style-name="P37">Librairie de base WorldFip (fdm et mcs).</text:p>
        </text:list-item>
      </text:list>
      <text:p text:style-name="Standard">Dans le cadre de ce développement, le choix a été fait de s'appuyer aussi sur les librairies développées dans le cadre de l'application RDT/CPU432.</text:p>
      <text:p text:style-name="Standard"/>
      <text:h text:style-name="Heading_20_2" text:outline-level="2">Module de configuration</text:h>
      <text:p text:style-name="Standard">Le module de configuration a pour objet de conserver la configuration de la station entre deux démarrages de la station.</text:p>
      <text:p text:style-name="Standard">Il est a noter que le module de configuration permet de gérer des données :</text:p>
      <text:list text:style-name="L53">
        <text:list-item>
          <text:p text:style-name="P51">En flash, pour les données dont la fréquence de modification est peu élevée (par exemple la configuration des modules),</text:p>
        </text:list-item>
        <text:list-item>
          <text:p text:style-name="P51">En mémoire sauvegardée pour les données qui sont modifiées régulièrement (fichiers de trace, liste des erreurs).</text:p>
        </text:list-item>
      </text:list>
      <text:p text:style-name="Standard">Il est aussi possible de gérer des données volatiles (qui ne sont pas sauvegardées entre deux démarrages de l'application. Ces données sont généralement positionnées à une valeur par défaut au lancement de l'application.</text:p>
      <text:p text:style-name="Standard">Attention, contrairement a ce qui a pu être fait dans le passé, les données de configurations à faible fréquence de modification sont stockées sous la forme de fichiers dans un espace de stockage flash.</text:p>
      <text:p text:style-name="Standard">Le module de configuration intègre aussi les fonctionnalités de gestion de version d'applicatif. Le mécanisme utilisé jusqu'alors va devoir être adapté et notamment :</text:p>
      <text:list text:style-name="L54">
        <text:list-item>
          <text:p text:style-name="P53">Le nom des fichiers de version,</text:p>
        </text:list-item>
        <text:list-item>
          <text:p text:style-name="P53">Le calcul de la somme de contrôle,</text:p>
        </text:list-item>
        <text:list-item>
          <text:p text:style-name="P53">La date de création du fichier.</text:p>
        </text:list-item>
      </text:list>
      <text:h text:style-name="Heading_20_3" text:outline-level="3">Gestion de la configuration de l'application</text:h>
      <text:p text:style-name="Standard">On conserve comme pour les versions précédentes une configuration en deux <text:s/>parties :</text:p>
      <text:list text:style-name="L55">
        <text:list-item>
          <text:p text:style-name="P56"><text:soft-page-break/>L'entête de la configuration,</text:p>
        </text:list-item>
        <text:list-item>
          <text:p text:style-name="P56">La seconde partie de la configuration.</text:p>
        </text:list-item>
      </text:list>
      <text:h text:style-name="Heading_20_3" text:outline-level="3">Gestion de la mémoire sauvegardée</text:h>
      <text:p text:style-name="Standard">La mémoire sauvegardée est destinée à conserver entre deux démarrages de l'application des données qui peuvent être modifiées très régulièrement.</text:p>
      <text:p text:style-name="Standard">Les informations contenues dans cette zone mémoire sont par exemple :</text:p>
      <text:list text:style-name="L56">
        <text:list-item>
          <text:p text:style-name="P58">Les fichiers de trace,</text:p>
        </text:list-item>
        <text:list-item>
          <text:p text:style-name="P58">La liste des erreurs,</text:p>
        </text:list-item>
        <text:list-item>
          <text:p text:style-name="P58">Les compteurs de fonctionnement.</text:p>
        </text:list-item>
      </text:list>
      <text:p text:style-name="Standard">La gestion de cette mémoire s'appuie sur le module logiciel développé sur l'application cpuRdt432 : cpuRdtSram.</text:p>
      <text:h text:style-name="Heading_20_3" text:outline-level="3">Gestion des versions d'application</text:h>
      <text:p text:style-name="Standard">Les versions d'application seront gérés, du point de l'utilisateur de l'application, de manière similaire à ce qui était réalisé sur la version de vxWorks.</text:p>
      <text:p text:style-name="Standard">Pour ce qui est de l'implémentation, la version Linux s'appuie sur la gestion de fichier du système. Les différentes versions de l'application seront stockées dans un répertoire du disque flash. La somme de contrôle sera calculée de manière classique sur la base du contenu du fichier. La date présentée à l'opérateur sera la date de chargement de l'application.</text:p>
      <text:p text:style-name="Standard">Compte tenu des nouvelles capacités du systèmes, notamment au niveau du réseau Ethernet, la possibilité de charger l'application directement l'application à l'aide d'un protocole évolué de type ftp sera étudié.</text:p>
      <text:h text:style-name="Heading_20_2" text:outline-level="2" text:is-list-header="true"/>
      <text:h text:style-name="Heading_20_1" text:outline-level="1">Description des taches de l'application</text:h>
      <text:p text:style-name="Standard">Pour assurer toutes les fonctions réalisées par l'application, un découpage en taches a été opéré.</text:p>
      <text:p text:style-name="Standard">Les taches présentes dans l'application sont les suivantes,</text:p>
      <text:list text:style-name="L51">
        <text:list-item>
          <text:p text:style-name="P40">Une tache par voie de dialogue :</text:p>
          <text:list>
            <text:list-item>
              <text:p text:style-name="P40">Dialogue LCR par liaison série,</text:p>
            </text:list-item>
            <text:list-item>
              <text:p text:style-name="P40">Dialogue par liaison WorldFip,</text:p>
            </text:list-item>
            <text:list-item>
              <text:p text:style-name="P40">Dialogue par liaison IP</text:p>
            </text:list-item>
          </text:list>
        </text:list-item>
        <text:list-item>
          <text:p text:style-name="P40">Une tache de dialogue avec le terminal portable (TPE),</text:p>
        </text:list-item>
      </text:list>
      <text:list text:style-name="L52">
        <text:list-item>
          <text:p text:style-name="P45">Une tache d'analyse syntaxique par tache de dialogue,</text:p>
        </text:list-item>
        <text:list-item>
          <text:p text:style-name="P45">Une tache de contrôle applicatif,</text:p>
        </text:list-item>
        <text:list-item>
          <text:p text:style-name="P45">Une tache de gestion de l'état du système,</text:p>
        </text:list-item>
        <text:list-item>
          <text:p text:style-name="P45">Une tache de gestion lumin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1" svg:font-family="Dingbats" style:font-adornments="Book" style:font-pitch="variable" style:font-charset="x-symbol"/>
    <style:font-face style:name="Dingbats" svg:font-family="Dingbats" style:font-adornments="Gras" style:font-pitch="variable" style:font-charset="x-symbol"/>
    <style:font-face style:name="StarSymbol1" svg:font-family="StarSymbol"/>
    <style:font-face style:name="FreeMono" svg:font-family="FreeMono" style:font-adornments="Gras" style:font-pitch="variable"/>
    <style:font-face style:name="HG Mincho Light J" svg:font-family="'HG Mincho Light J'" style:font-pitch="variable"/>
    <style:font-face style:name="Nimbus Roman No9 L1" svg:font-family="'Nimbus Roman No9 L'" style:font-adornments="Normal" style:font-pitch="variable"/>
    <style:font-face style:name="Nimbus Sans L1" svg:font-family="'Nimbus Sans L'" style:font-pitch="variable"/>
    <style:font-face style:name="FreeMono1"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Standard" style:class="text" style:default-outline-level="1">
      <style:paragraph-properties fo:break-before="page" style:shadow="none"/>
      <style:text-properties fo:font-variant="small-caps" fo:font-size="130%"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padding="0cm" fo:border-left="none" fo:border-right="none" fo:border-top="none" fo:border-bottom="0.035cm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9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align="start" style:justify-single-word="false" style:register-true="false" fo:text-indent="0cm" style:auto-text-indent="true" style:shadow="none">
        <style:tab-stops>
          <style:tab-stop style:position="17cm" style:type="right"/>
        </style:tab-stops>
      </style:paragraph-properties>
      <style:text-properties style:font-name="Nimbus Roman No9 L1" fo:language="fr" fo:country="FR"/>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Info_20_commande" style:display-name="Info commande" style:family="paragraph" style:parent-style-name="Standard" style:next-style-name="Standard" style:class="text">
      <style:text-properties fo:font-size="14pt" fo:font-style="italic" fo:font-weight="bold"/>
    </style:style>
    <style:style style:name="Source" style:family="paragraph" style:parent-style-name="Standard" style:next-style-name="Standard" style:class="text">
      <style:paragraph-properties fo:background-color="#e6e6e6" fo:padding="0.049cm" fo:border-left="none" fo:border-right="none" fo:border-top="0.002cm solid #000000" fo:border-bottom="0.002cm solid #000080" style:shadow="none">
        <style:background-image/>
      </style:paragraph-properties>
      <style:text-properties fo:color="#000080" style:font-name="FreeMono" fo:font-size="8pt" fo:font-weight="normal"/>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space-before="0.106cm" text:min-label-distance="0.381cm"/>
      </text:outline-level-style>
      <text:outline-level-style text:level="3" text:style-name="Numbering_20_Symbols" style:num-format="1" text:display-levels="3">
        <style:list-level-properties text:space-before="0.053cm" text:min-label-distance="0.379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au1" style:family="table">
      <style:table-properties style:width="17.463cm" fo:margin-left="0.011cm" fo:margin-right="0.028cm" table:align="margins" style:writing-mode="lr-tb"/>
    </style:style>
    <style:style style:name="Tableau1.A" style:family="table-column">
      <style:table-column-properties style:column-width="2.168cm" style:rel-column-width="1229*"/>
    </style:style>
    <style:style style:name="Tableau1.B" style:family="table-column">
      <style:table-column-properties style:column-width="13.183cm" style:rel-column-width="7474*"/>
    </style:style>
    <style:style style:name="Tableau1.C" style:family="table-column">
      <style:table-column-properties style:column-width="2.111cm" style:rel-column-width="1197*"/>
    </style:style>
    <style:style style:name="Tableau1.1" style:family="table-row">
      <style:table-row-properties style:keep-together="false" fo:keep-together="always"/>
    </style:style>
    <style:style style:name="Tableau1.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1.B1.1" style:family="table-column">
      <style:table-column-properties style:column-width="1.868cm" style:rel-column-width="1059*"/>
    </style:style>
    <style:style style:name="Tableau1.B1.2" style:family="table-column">
      <style:table-column-properties style:column-width="4.069cm" style:rel-column-width="2307*"/>
    </style:style>
    <style:style style:name="Tableau1.B1.3" style:family="table-column">
      <style:table-column-properties style:column-width="1.404cm" style:rel-column-width="796*"/>
    </style:style>
    <style:style style:name="Tableau1.B1.4" style:family="table-column">
      <style:table-column-properties style:column-width="2.439cm" style:rel-column-width="1383*"/>
    </style:style>
    <style:style style:name="Tableau1.B1.5" style:family="table-column">
      <style:table-column-properties style:column-width="1.935cm" style:rel-column-width="1097*"/>
    </style:style>
    <style:style style:name="Tableau1.B1.6" style:family="table-column">
      <style:table-column-properties style:column-width="1.466cm" style:rel-column-width="831*"/>
    </style:style>
    <style:style style:name="Tableau1.B1.1" style:family="table-row">
      <style:table-row-properties style:row-height="0.801cm" style:keep-together="false" fo:keep-together="always"/>
    </style:style>
    <style:style style:name="Tableau1.B1.2.1" style:family="table-cell">
      <style:table-cell-properties style:vertical-align="middle" fo:padding-left="0.123cm" fo:padding-right="0.123cm" fo:padding-top="0cm" fo:padding-bottom="0cm" fo:border-left="none" fo:border-right="none" fo:border-top="0.002cm solid #000000" fo:border-bottom="0.002cm solid #000000" style:writing-mode="lr-tb"/>
    </style:style>
    <style:style style:name="Tableau1.B1.1.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au1.C1" style:family="table-cell">
      <style:table-cell-properties style:vertical-align="middle" fo:padding-left="0.123cm" fo:padding-right="0.123cm" fo:padding-top="0cm" fo:padding-bottom="0cm" fo:border="0.002cm solid #000000" style:writing-mode="lr-tb"/>
    </style:style>
    <style:style style:name="P1" style:family="paragraph" style:parent-style-name="Header">
      <style:paragraph-properties fo:margin-top="0.212cm" fo:margin-bottom="0.423cm" fo:text-align="center" style:justify-single-word="false" style:snap-to-layout-grid="false"/>
      <style:text-properties fo:language="fr" fo:country="FR" style:language-asian="fr" style:country-asian="FR"/>
    </style:style>
    <style:style style:name="P2" style:family="paragraph" style:parent-style-name="Header">
      <style:paragraph-properties fo:margin-top="0.212cm" fo:margin-bottom="0.423cm" fo:text-align="end" style:justify-single-word="false" style:snap-to-layout-grid="false"/>
    </style:style>
    <style:style style:name="P3" style:family="paragraph" style:parent-style-name="Header">
      <style:paragraph-properties fo:margin-top="0.212cm" fo:margin-bottom="0.423cm" fo:text-align="center" style:justify-single-word="false" style:snap-to-layout-gri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Header">
      <style:paragraph-properties fo:margin-top="0.212cm" fo:margin-bottom="0.423cm" fo:text-align="center" style:justify-single-word="false" style:snap-to-layout-grid="false"/>
      <style:text-properties fo:font-size="12pt" fo:font-weight="bold" style:font-size-asian="12pt" style:font-weight-asian="bold" style:font-size-complex="12pt" style:font-weight-complex="bold"/>
    </style:style>
    <style:style style:name="P6" style:family="paragraph" style:parent-style-name="Header">
      <style:paragraph-properties fo:margin-top="0.212cm" fo:margin-bottom="0.423cm" style:snap-to-layout-grid="false"/>
    </style:style>
    <style:style style:name="P7" style:family="paragraph" style:parent-style-name="Footer">
      <style:paragraph-properties fo:padding="0.074cm" fo:border-left="none" fo:border-right="none" fo:border-top="none" fo:border-bottom="0.002cm solid #000000" style:join-border="fals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usage="mirrored">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draw:frame draw:style-name="fr1" draw:name="Image2" text:anchor-type="as-char" svg:width="1.766cm" svg:height="1.886cm" draw:z-index="10"><draw:image xlink:href="Pictures/100000000000004E0000005A917F73A2.png" xlink:type="simple" xlink:show="embed" xlink:actuate="onLoad"/></draw:frame></text:p>
            </table:table-cell>
            <table:table-cell>
              <table:table table:is-sub-table="true">
                <table:table-column table:style-name="Tableau1.B1.1"/>
                <table:table-column table:style-name="Tableau1.B1.2"/>
                <table:table-column table:style-name="Tableau1.B1.3"/>
                <table:table-column table:style-name="Tableau1.B1.4"/>
                <table:table-column table:style-name="Tableau1.B1.5"/>
                <table:table-column table:style-name="Tableau1.B1.6"/>
                <table:table-row table:style-name="Tableau1.B1.1">
                  <table:table-cell table:style-name="Tableau1.A1" office:value-type="string">
                    <text:p text:style-name="P2">référence :</text:p>
                  </table:table-cell>
                  <table:table-cell table:style-name="Tableau1.B1.2.1" office:value-type="string">
                    <text:p text:style-name="P3">LUMINANCE/D/01.001</text:p>
                  </table:table-cell>
                  <table:table-cell table:style-name="Tableau1.A1" office:value-type="string">
                    <text:p text:style-name="P2">état :</text:p>
                  </table:table-cell>
                  <table:table-cell table:style-name="Tableau1.B1.2.1" office:value-type="string">
                    <text:p text:style-name="P3">provisoire</text:p>
                  </table:table-cell>
                  <table:table-cell table:style-name="Tableau1.A1" office:value-type="string">
                    <text:p text:style-name="P2">version :</text:p>
                  </table:table-cell>
                  <table:table-cell table:style-name="Tableau1.B1.2.1" office:value-type="string">
                    <text:p text:style-name="P3">0.01</text:p>
                  </table:table-cell>
                </table:table-row>
                <table:table-row table:style-name="Tableau1.B1.1">
                  <table:table-cell table:style-name="Tableau1.B1.1.2" table:number-columns-spanned="6" office:value-type="string">
                    <text:p text:style-name="P4">LUMINANCE/Signalisation</text:p>
                  </table:table-cell>
                  <table:covered-table-cell/>
                  <table:covered-table-cell/>
                  <table:covered-table-cell/>
                  <table:covered-table-cell/>
                  <table:covered-table-cell/>
                </table:table-row>
                <table:table-row table:style-name="Tableau1.B1.1">
                  <table:table-cell table:style-name="Tableau1.B1.1.2" table:number-columns-spanned="6" office:value-type="string">
                    <text:p text:style-name="P5">Dossier de conception préliminaire</text:p>
                  </table:table-cell>
                  <table:covered-table-cell/>
                  <table:covered-table-cell/>
                  <table:covered-table-cell/>
                  <table:covered-table-cell/>
                  <table:covered-table-cell/>
                </table:table-row>
              </table:table>
            </table:table-cell>
            <table:table-cell table:style-name="Tableau1.C1" office:value-type="string">
              <text:p text:style-name="P6"/>
            </table:table-cell>
          </table:table-row>
        </table:table>
        <text:p text:style-name="Standard"/>
      </style:header>
      <style:footer>
        <text:p text:style-name="P7"/>
        <text:p text:style-name="Footer"><text:chapter text:display="number" text:outline-level="2">5</text:chapter> <text:s/><text:chapter text:display="name" text:outline-level="2">Description des taches de l'application</text:chapter><text:tab/><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6-07T11:54:31</meta:creation-date>
    <dc:creator>Xavier GAILLARD</dc:creator>
    <dc:date>2008-06-20T16:26:28</dc:date>
    <meta:printed-by>Sylvestre</meta:printed-by>
    <meta:print-date>2007-10-03T17:11:57</meta:print-date>
    <meta:editing-cycles>159</meta:editing-cycles>
    <meta:editing-duration>P10DT6H38M5S</meta:editing-duration>
    <meta:user-defined meta:name="Info 1"/>
    <meta:user-defined meta:name="Info 2"/>
    <meta:user-defined meta:name="Info 3"/>
    <meta:user-defined meta:name="Info 4"/>
    <meta:document-statistic meta:table-count="7" meta:image-count="1" meta:object-count="0" meta:page-count="11" meta:paragraph-count="192" meta:word-count="1365" meta:character-count="8651"/>
  </office:meta>
</office:document-meta>
</file>